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paragraph-properties fo:margin-top="0cm" fo:margin-bottom="0.3cm" loext:contextual-spacing="false"/>
      <style:text-properties style:font-name="DB Office" fo:font-size="11pt" fo:font-weight="normal" officeooo:rsid="00303c4c" officeooo:paragraph-rsid="00333267" style:font-size-asian="11pt" style:font-weight-asian="normal" style:font-size-complex="11pt" style:font-weight-complex="normal"/>
    </style:style>
    <style:style style:name="P6" style:family="paragraph" style:parent-style-name="Preformatted_20_Text">
      <style:paragraph-properties fo:margin-top="0cm" fo:margin-bottom="0.3cm" loext:contextual-spacing="false"/>
      <style:text-properties style:font-name="DB Office" fo:font-size="11pt" fo:font-weight="normal" officeooo:rsid="00333267" officeooo:paragraph-rsid="00333267" style:font-size-asian="11pt" style:font-weight-asian="normal" style:font-size-complex="11pt" style:font-weight-complex="normal"/>
    </style:style>
    <style:style style:name="P7"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P10" style:family="paragraph" style:parent-style-name="Preformatted_20_Text" style:list-style-name="L2">
      <style:paragraph-properties fo:margin-top="0cm" fo:margin-bottom="0.3cm" loext:contextual-spacing="false"/>
      <style:text-properties style:font-name="DB Office" fo:font-size="11pt" fo:font-weight="normal" officeooo:paragraph-rsid="00352fdd" style:font-size-asian="11pt" style:font-weight-asian="normal" style:font-size-complex="11pt" style:font-weight-complex="normal"/>
    </style:style>
    <style:style style:name="P11" style:family="paragraph" style:parent-style-name="Preformatted_20_Text" style:list-style-name="L2">
      <style:paragraph-properties fo:margin-top="0cm" fo:margin-bottom="0.3cm" loext: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P12" style:family="paragraph" style:parent-style-name="Preformatted_20_Text" style:list-style-name="L2">
      <style:paragraph-properties fo:margin-top="0cm" fo:margin-bottom="0.3cm" loext:contextual-spacing="false" fo:text-align="justify" style:justify-single-word="false"/>
      <style:text-properties style:font-name="DB Office" fo:font-size="11pt" fo:font-weight="normal" officeooo:paragraph-rsid="00333267" style:font-size-asian="11pt" style:font-weight-asian="normal" style:font-size-complex="11pt" style:font-weight-complex="normal"/>
    </style:style>
    <style:style style:name="T1" style:family="text">
      <style:text-properties officeooo:rsid="001e550e"/>
    </style:style>
    <style:style style:name="T2" style:family="text">
      <style:text-properties officeooo:rsid="0034da76"/>
    </style:style>
    <style:style style:name="T3" style:family="text">
      <style:text-properties fo:font-weight="normal" style:font-weight-asian="normal" style:font-weight-complex="normal"/>
    </style:style>
    <style:style style:name="T4" style:family="text">
      <style:text-properties officeooo:rsid="002f5a3f"/>
    </style:style>
    <style:style style:name="T5" style:family="text">
      <style:text-properties officeooo:rsid="001f7a20"/>
    </style:style>
    <style:style style:name="T6" style:family="text">
      <style:text-properties officeooo:rsid="00215c93"/>
    </style:style>
    <style:style style:name="T7" style:family="text">
      <style:text-properties style:text-underline-style="solid" style:text-underline-width="auto" style:text-underline-color="font-color"/>
    </style:style>
    <style:style style:name="T8" style:family="text">
      <style:text-properties officeooo:rsid="002696d0"/>
    </style:style>
    <style:style style:name="T9" style:family="text">
      <style:text-properties officeooo:rsid="0026a607"/>
    </style:style>
    <style:style style:name="T10" style:family="text">
      <style:text-properties officeooo:rsid="0028e15e"/>
    </style:style>
    <style:style style:name="T11" style:family="text">
      <style:text-properties officeooo:rsid="002bd492"/>
    </style:style>
    <style:style style:name="T12" style:family="text">
      <style:text-properties officeooo:rsid="002e6f4d"/>
    </style:style>
    <style:style style:name="T13" style:family="text">
      <style:text-properties officeooo:rsid="00303c4c"/>
    </style:style>
    <style:style style:name="T14" style:family="text">
      <style:text-properties officeooo:rsid="00325582"/>
    </style:style>
    <style:style style:name="T15" style:family="text">
      <style:text-properties officeooo:rsid="0033a7ce"/>
    </style:style>
    <style:style style:name="T16" style:family="text">
      <style:text-properties officeooo:rsid="00352fd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4600309609926177507" text:style-name="L1">
        <text:list-item>
          <text:p text:style-name="P7">EKB (<text:span text:style-name="T7">E</text:span>in-<text:span text:style-name="T7">K</text:span>lick-<text:span text:style-name="T7">B</text:span>ackup) wurde mit dBase Plus v 2.8 programmiert und kompiliert. Voraussetzung für Installation und Betrieb ist Microsoft Windows sowie ein Programm zum Anzeigen von PDF-Dateien.</text:p>
        </text:list-item>
      </text:list>
      <text:p text:style-name="P3">Funktion:</text:p>
      <text:list xml:id="list5698992964703221594" text:style-name="L2">
        <text:list-item>
          <text:p text:style-name="P10">Das Programm erwartet verschiedene Eingaben:<text:line-break/>Es müssen die Verzeichnisse für die Quellen und das Ziel, <text:span text:style-name="T16">ohne abschließenden Backslash, </text:span>angegeben werden. Beispiele:<text:line-break/>Zum Sichern der Daten im Verzeichnis C:\nonbku ist „C:\nonbku“ <text:span text:style-name="T5">einzugeben</text:span>. Zum Sichern des kompletten Laufwerks D: ist „<text:span text:style-name="T5">D:“, ebenfalls ohne abschließenden Backslash</text:span> <text:span text:style-name="T5">einzugeben</text:span>.<text:line-break/><text:span text:style-name="T16">Ggf. versehentlich angehängte abschließende Backslash's werden von EKB automatisch entfernt.</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11">Es kann angegeben werden, dass der PC nach Abschluss des Backups herunterfahren soll.</text:p>
        </text:list-item>
        <text:list-item>
          <text:p text:style-name="P8">Das Zielverzeichnis muss, falls noch nicht vorhanden, vor dem ersten Lauf des Programms<text:line-break/>angelegt werden.</text:p>
        </text:list-item>
        <text:list-item>
          <text:p text:style-name="P9">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 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6">G</text:span>enerationen erlischt.<text:line-break/>Nachteilig ist, dass die Sammlung im Unterverzeichnis „_x_“ in Abständen, ggf. nach bestimmten Regeln, manuell bereinigt werden muss, <text:span text:style-name="T6">wenn das Backup-Laufwerk zu wenig freien Speicherplatz aufweisen sollte</text:span> … <text:line-break/><text:span text:style-name="T11">Zu beachten ist außerdem, dass von wiederholt angelegten und wieder gelöschten oder häufig geänderten Dateien mit gleichem Pfad und Dateinamen nur ein vorheriger Stand im Unterverzeichnis „_x_“ gespeichert wird.<text:line-break/>EKB ist somit gut zum Sichern großer Dateisammlungen geeignet, weniger jedoch zum Sichern von Daten, welche häufig geändert werden.</text:span></text:p>
        </text:list-item>
        <text:list-item>
          <text:p text:style-name="P12">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8">Batchd</text:span>atei wird anschließend <text:span text:style-name="T8">gestartet. Die enthaltenen Befehle verwenden rsync.exe<text:line-break/> <text:s/></text:span>zum Erstellen des Backups.<text:line-break/>- Es wird eine Logdatei erstellt (log.txt).<text:line-break/>- <text:span text:style-name="T12">Ab</text:span>schließend <text:span text:style-name="T12">wird die Logdatei </text:span>angezeigt <text:span text:style-name="T12">oder der PC heruntergefahren</text:span>.<text:line-break/><text:line-break/></text:p>
        </text:list-item>
      </text:list>
      <text:p text:style-name="P3"><text:soft-page-break/>Bekannte Probleme:</text:p>
      <text:list xml:id="list204656778153612" text:continue-numbering="true" text:style-name="L2">
        <text:list-item>
          <text:p text:style-name="P8">EKB / rsync verarbeitet nur Dateinamen / Pfade mit einer Länge bis zu 255 Zeichen.<text:line-break/>Ggf. auftretende Fehler können der Logdatei entnommen werden (<text:span text:style-name="T14">F</text:span>ile name t<text:span text:style-name="T9">o</text:span>o long …)<text:line-break/>und sollten <text:span text:style-name="T8">vor dem nächsten eines Backups </text:span>manuell im Datenbestand korrigiert werden.</text:p>
        </text:list-item>
        <text:list-item>
          <text:p text:style-name="P8">Möglicherweise möchte die Windows-Firewall die Verwendung von rsync blockieren.<text:line-break/>Die Verwendung von rsync muss in diesem Fall zugelassen werden.</text:p>
        </text:list-item>
        <text:list-item>
          <text:p text:style-name="P8">Der Virenscanner von Kaspersky reagiert <text:span text:style-name="T10">mitunter </text:span>„allergisch“ auf <text:span text:style-name="T10">das Verhalten von </text:span>rsync.<text:span text:style-name="T10">exe<text:line-break/></text:span>und versch<text:span text:style-name="T10">ie</text:span>b<text:span text:style-name="T10">t</text:span> <text:span text:style-name="T8">diese Datei </text:span>in Quarantäne. <text:span text:style-name="T10">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span text:style-name="T13">en</text:span>:</text:p>
      <text:p text:style-name="P5"><text:span text:style-name="T15">EKB</text:span> ist bei GitHub veröffentlicht, <text:span text:style-name="T15">siehe</text:span> <text:a xlink:type="simple" xlink:href="https://github.com/LutzLR/EKB" text:style-name="Internet_20_link" text:visited-style-name="Visited_20_Internet_20_Link">https://github.com/LutzLR/EKB</text:a> .</text:p>
      <text:p text:style-name="P6">Rsync ist freie Software, siehe u. a.:<text:line-break/><text:tab/><text:a xlink:type="simple" xlink:href="https://de.wikipedia.org/wiki/Rsync" text:style-name="Internet_20_link" text:visited-style-name="Visited_20_Internet_20_Link">https://de.wikipedia.org/wiki/Rsync</text:a><text:line-break/><text:tab/><text:a xlink:type="simple" xlink:href="https://rsync.samba.org/GPL.html" text:style-name="Internet_20_link" text:visited-style-name="Visited_20_Internet_20_Link">https://rsync.samba.org/GPL.html</text:a></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4">17</text:span>.<text:span text:style-name="T10">01</text:span>.201<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officeooo:rsid="0034da76"/>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text:span text:style-name="MT2">3</text:span><text:span text:style-name="MT3">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8-01-16T20:46:56.054000000</dc:date>
    <dc:language>de-DE</dc:language>
    <meta:editing-cycles>60</meta:editing-cycles>
    <meta:editing-duration>PT7H18M33S</meta:editing-duration>
    <dc:creator>Lutz Richter</dc:creator>
    <meta:document-statistic meta:table-count="0" meta:image-count="0" meta:object-count="0" meta:page-count="2" meta:paragraph-count="18" meta:word-count="630" meta:character-count="4650" meta:non-whitespace-character-count="4025"/>
    <meta:user-defined meta:name="Info 1"/>
    <meta:user-defined meta:name="Info 2"/>
    <meta:user-defined meta:name="Info 3"/>
    <meta:user-defined meta:name="Info 4"/>
  </office:meta>
</office:document-meta>
</file>